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7cm"/>
    </style:style>
    <style:style style:name="co2" style:family="table-column">
      <style:table-column-properties fo:break-before="auto" style:column-width="1.402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09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writing-mode="lr-tb"/>
      <style:text-properties fo:color="#000000" fo:font-family="Calibri" style:font-family-generic="swiss" fo:font-size="11pt" style:font-family-asian="Calibri" style:font-family-generic-asian="swiss" style:font-size-asian="11pt" style:font-family-complex="Calibri" style:font-family-generic-complex="swiss" style:font-size-complex="6.30000019073486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Calibri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fo:font-family="Calibri" style:font-family-generic="swiss" fo:font-size="11pt" style:font-family-asian="Calibri" style:font-family-generic-asian="swiss" style:font-size-asian="11pt" style:font-family-complex="Calibri" style:font-family-generic-complex="swiss" style:font-size-complex="6.30000019073486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>
            <text:p>Time</text:p>
          </table:table-cell>
          <table:table-cell table:number-columns-repeated="1023"/>
        </table:table-row>
        <table:table-row table:style-name="ro1">
          <table:table-cell table:style-name="ce2" office:value-type="time" office:time-value="PT01H02M03S">
            <text:p>01:02:03,000</text:p>
          </table:table-cell>
          <table:table-cell table:number-columns-repeated="1023"/>
        </table:table-row>
        <table:table-row table:style-name="ro1">
          <table:table-cell table:style-name="ce2" office:value-type="time" office:time-value="PT02H45M56.1S">
            <office:annotation office:display="true" draw:style-name="gr1" draw:text-style-name="P2" svg:width="2.899cm" svg:height="2.097cm" svg:x="3.42cm" svg:y="1.015cm" draw:caption-point-x="-1.269cm" draw:caption-point-y="-0.017cm">
              <dc:date>2023-09-29T00:00:00</dc:date>
              <text:p text:style-name="P1"><text:span text:style-name="T1">* this comment should NOT interfere with the cell value *</text:span></text:p>
            </office:annotation>
            <text:p>02:45:56,100</text:p>
          </table:table-cell>
          <table:table-cell table:number-columns-repeated="1023"/>
        </table:table-row>
        <table:table-row table:style-name="ro1">
          <table:table-cell table:style-name="ce2" office:value-type="time" office:time-value="PT04H29M49.2S">
            <text:p>04:29:49,200</text:p>
          </table:table-cell>
          <table:table-cell table:number-columns-repeated="1023"/>
        </table:table-row>
        <table:table-row table:style-name="ro1">
          <table:table-cell table:style-name="ce2" office:value-type="time" office:time-value="PT06H13M42.3S">
            <text:p>06:13:42,300</text:p>
          </table:table-cell>
          <table:table-cell table:number-columns-repeated="1023"/>
        </table:table-row>
        <table:table-row table:style-name="ro1">
          <table:table-cell table:style-name="ce2" office:value-type="time" office:time-value="PT07H57M35.4S">
            <text:p>07:57:35,400</text:p>
          </table:table-cell>
          <table:table-cell table:number-columns-repeated="1023"/>
        </table:table-row>
        <table:table-row table:style-name="ro1">
          <table:table-cell table:style-name="ce2" office:value-type="time" office:time-value="PT09H41M28.5S">
            <text:p>09:41:28,500</text:p>
          </table:table-cell>
          <table:table-cell table:number-columns-repeated="1023"/>
        </table:table-row>
        <table:table-row table:style-name="ro1">
          <table:table-cell table:style-name="ce2" office:value-type="time" office:time-value="PT11H25M21.6S">
            <text:p>11:25:21,600</text:p>
          </table:table-cell>
          <table:table-cell table:number-columns-repeated="1023"/>
        </table:table-row>
        <table:table-row table:style-name="ro1">
          <table:table-cell table:style-name="ce2" office:value-type="time" office:time-value="PT13H09M14.7S">
            <text:p>13:09:14,700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2" office:value-type="time" office:time-value="PT14H53M07.8S">
            <text:p>14:53:07,800</text:p>
          </table:table-cell>
          <table:table-cell table:number-columns-repeated="1023"/>
        </table:table-row>
        <table:table-row table:style-name="ro1">
          <table:table-cell table:style-name="ce2" office:value-type="time" office:time-value="PT16H37M00.9S">
            <text:p>16:37:00,900</text:p>
          </table:table-cell>
          <table:table-cell table:number-columns-repeated="1023"/>
        </table:table-row>
        <table:table-row table:style-name="ro1">
          <table:table-cell table:style-name="ce2" office:value-type="time" office:time-value="PT18H20M54S">
            <text:p>18:20:54,000</text:p>
          </table:table-cell>
          <table:table-cell table:number-columns-repeated="102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time-style style:name="N109">
      <number:hours number:style="long"/>
      <number:text>:</number:text>
      <number:minutes number:style="long"/>
      <number:text>:</number:text>
      <number:seconds number:style="long" number:decimal-places="3"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29">29.09.2023</text:date>, <text:time>14:1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Win32 OpenOffice.org_project/4114m1$Build-9811</meta:generator>
    <meta:initial-creator>John</meta:initial-creator>
    <meta:creation-date>2014-04-23T22:40:48Z</meta:creation-date>
    <dc:date>2023-09-29T14:12:57.71</dc:date>
    <meta:editing-duration>PT1M21S</meta:editing-duration>
    <meta:editing-cycles>4</meta:editing-cycles>
    <meta:document-statistic meta:table-count="1" meta:cell-count="12" meta:object-count="0"/>
  </office:meta>
</office:document-meta>
</file>